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16"/>
    <style:style style:name="ce2" style:family="table-cell" style:parent-style-name="Default" style:data-style-name="N116">
      <style:table-cell-properties fo:background-color="#ff9999"/>
    </style:style>
    <style:style style:name="ce3" style:family="table-cell" style:parent-style-name="Default" style:data-style-name="N116">
      <style:text-properties fo:font-weight="bold" style:font-weight-asian="bold" style:font-weight-complex="bold"/>
    </style:style>
    <style:style style:name="ce4" style:family="table-cell" style:parent-style-name="Default" style:data-style-name="N116">
      <style:table-cell-properties fo:background-color="#ff99ff"/>
    </style:style>
    <style:style style:name="ce5" style:family="table-cell" style:parent-style-name="Default" style:data-style-name="N116">
      <style:table-cell-properties fo:background-color="#ffff99"/>
    </style:style>
    <style:style style:name="ce6" style:family="table-cell" style:parent-style-name="Default" style:data-style-name="N116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2"/>
    <style:style style:name="ce10" style:family="table-cell" style:parent-style-name="Default" style:data-style-name="N42">
      <style:table-cell-properties fo:background-color="#ff9999"/>
    </style:style>
    <style:style style:name="ce11" style:family="table-cell" style:parent-style-name="Default" style:data-style-name="N42">
      <style:table-cell-properties fo:background-color="#ff3333"/>
    </style:style>
    <style:style style:name="ce12" style:family="table-cell" style:parent-style-name="Default">
      <style:table-cell-properties fo:background-color="#66ff99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100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this needs to minimize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3"/>
          <table:table-cell table:style-name="ce3" office:value-type="string">
            <text:p>B</text:p>
          </table:table-cell>
          <table:table-cell table:number-columns-repeated="4"/>
          <table:table-cell office:value-type="string">
            <text:p>aditional</text:p>
          </table:table-cell>
          <table:table-cell/>
          <table:table-cell office:value-type="string">
            <text:p>resultant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100000">
            <text:p>100,000</text:p>
          </table:table-cell>
          <table:table-cell table:number-columns-repeated="3"/>
          <table:table-cell office:value-type="float" office:value="150000">
            <text:p>150,000</text:p>
          </table:table-cell>
          <table:table-cell office:value-type="float" office:value="36721">
            <text:p>36,721</text:p>
          </table:table-cell>
          <table:table-cell office:value-type="float" office:value="16">
            <text:p>16</text:p>
          </table:table-cell>
          <table:table-cell office:value-type="float" office:value="17650">
            <text:p>17,650</text:p>
          </table:table-cell>
          <table:table-cell/>
          <table:table-cell office:value-type="float" office:value="10500">
            <text:p>10,500</text:p>
          </table:table-cell>
          <table:table-cell office:value-type="float" office:value="46000">
            <text:p>46,000</text:p>
          </table:table-cell>
          <table:table-cell table:formula="of:=[.I6]-([.K6]+[.M6]+[.N6])" office:value-type="float" office:value="-37429">
            <text:p>-37,4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p</text:p>
          </table:table-cell>
          <table:table-cell table:style-name="Default"/>
          <table:table-cell/>
          <table:table-cell office:value-type="float" office:value="30">
            <text:p>30</text:p>
          </table:table-cell>
          <table:table-cell table:number-columns-repeated="1003"/>
        </table:table-row>
        <table:table-row table:style-name="ro2">
          <table:table-cell table:number-columns-repeated="7"/>
          <table:table-cell office:value-type="float" office:value="100000">
            <text:p>100,000</text:p>
          </table:table-cell>
          <table:table-cell office:value-type="float" office:value="36721">
            <text:p>36,721</text:p>
          </table:table-cell>
          <table:table-cell office:value-type="float" office:value="17">
            <text:p>17</text:p>
          </table:table-cell>
          <table:table-cell office:value-type="float" office:value="17650">
            <text:p>17,650</text:p>
          </table:table-cell>
          <table:table-cell/>
          <table:table-cell office:value-type="float" office:value="1500">
            <text:p>1,500</text:p>
          </table:table-cell>
          <table:table-cell/>
          <table:table-cell table:formula="of:=[.I7]-([.K7]+[.M7])" office:value-type="float" office:value="17571">
            <text:p>17,57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Oct</text:p>
          </table:table-cell>
          <table:table-cell table:style-name="Default"/>
          <table:table-cell/>
          <table:table-cell office:value-type="float" office:value="30">
            <text:p>30</text:p>
          </table:table-cell>
          <table:table-cell table:number-columns-repeated="1003"/>
        </table:table-row>
        <table:table-row table:style-name="ro2">
          <table:table-cell table:number-columns-repeated="8"/>
          <table:table-cell office:value-type="float" office:value="36721">
            <text:p>36,721</text:p>
          </table:table-cell>
          <table:table-cell office:value-type="float" office:value="18">
            <text:p>18</text:p>
          </table:table-cell>
          <table:table-cell office:value-type="float" office:value="17650">
            <text:p>17,650</text:p>
          </table:table-cell>
          <table:table-cell/>
          <table:table-cell office:value-type="float" office:value="2000">
            <text:p>2,000</text:p>
          </table:table-cell>
          <table:table-cell/>
          <table:table-cell table:formula="of:=[.I8]-([.K8]+[.M8])" office:value-type="float" office:value="17071">
            <text:p>17,07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table:style-name="Default"/>
          <table:table-cell/>
          <table:table-cell office:value-type="float" office:value="30">
            <text:p>30</text:p>
          </table:table-cell>
          <table:table-cell table:number-columns-repeated="1003"/>
        </table:table-row>
        <table:table-row table:style-name="ro2">
          <table:table-cell table:number-columns-repeated="8"/>
          <table:table-cell office:value-type="float" office:value="36721">
            <text:p>36,721</text:p>
          </table:table-cell>
          <table:table-cell office:value-type="float" office:value="19">
            <text:p>19</text:p>
          </table:table-cell>
          <table:table-cell office:value-type="float" office:value="17650">
            <text:p>17,650</text:p>
          </table:table-cell>
          <table:table-cell/>
          <table:table-cell office:value-type="float" office:value="3000">
            <text:p>3,000</text:p>
          </table:table-cell>
          <table:table-cell/>
          <table:table-cell table:formula="of:=[.I9]-([.K9]+[.M9])" office:value-type="float" office:value="16071">
            <text:p>16,07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Dec</text:p>
          </table:table-cell>
          <table:table-cell table:style-name="Default"/>
          <table:table-cell/>
          <table:table-cell office:value-type="float" office:value="30">
            <text:p>30</text:p>
          </table:table-cell>
          <table:table-cell table:number-columns-repeated="1003"/>
        </table:table-row>
        <table:table-row table:style-name="ro2">
          <table:table-cell table:number-columns-repeated="8"/>
          <table:table-cell office:value-type="float" office:value="36721">
            <text:p>36,721</text:p>
          </table:table-cell>
          <table:table-cell office:value-type="float" office:value="20">
            <text:p>20</text:p>
          </table:table-cell>
          <table:table-cell office:value-type="float" office:value="17650">
            <text:p>17,650</text:p>
          </table:table-cell>
          <table:table-cell/>
          <table:table-cell office:value-type="float" office:value="2000">
            <text:p>2,000</text:p>
          </table:table-cell>
          <table:table-cell/>
          <table:table-cell table:formula="of:=[.I10]-([.K10]+[.M10])" office:value-type="float" office:value="17071">
            <text:p>17,07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Jan</text:p>
          </table:table-cell>
          <table:table-cell table:style-name="Default"/>
          <table:table-cell/>
          <table:table-cell office:value-type="float" office:value="30">
            <text:p>30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4"/>
          <table:table-cell table:style-name="ce4" office:value-type="float" office:value="36721">
            <text:p>36,72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7650">
            <text:p>17,650</text:p>
          </table:table-cell>
          <table:table-cell table:style-name="ce4"/>
          <table:table-cell table:style-name="ce4" office:value-type="float" office:value="1000">
            <text:p>1,000</text:p>
          </table:table-cell>
          <table:table-cell table:style-name="ce4"/>
          <table:table-cell table:style-name="ce4" table:formula="of:=[.I11]-([.K11]+[.M11])" office:value-type="float" office:value="18071">
            <text:p>18,07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Feb</text:p>
          </table:table-cell>
          <table:table-cell table:style-name="ce4" office:value-type="string">
            <text:p>Final Resultant</text:p>
          </table:table-cell>
          <table:table-cell table:formula="of:=[.H7]+[.O7]+[.O8]+[.O9]+[.O10]+[.O11]" office:value-type="float" office:value="185855">
            <text:p>185,855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3">
          <table:table-cell table:number-columns-repeated="8"/>
          <table:table-cell/>
          <table:table-cell office:value-type="float" office:value="22">
            <text:p>22</text:p>
          </table:table-cell>
          <table:table-cell office:value-type="float" office:value="17650">
            <text:p>17,650</text:p>
          </table:table-cell>
          <table:table-cell/>
          <table:table-cell/>
          <table:table-cell/>
          <table:table-cell table:formula="of:=[.I12]-([.K12]+[.M12])" office:value-type="float" office:value="-17650">
            <text:p>-17,65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Mar</text:p>
          </table:table-cell>
          <table:table-cell table:number-columns-repeated="1006"/>
        </table:table-row>
        <table:table-row table:style-name="ro3">
          <table:table-cell table:number-columns-repeated="8"/>
          <table:table-cell/>
          <table:table-cell office:value-type="float" office:value="23">
            <text:p>23</text:p>
          </table:table-cell>
          <table:table-cell office:value-type="float" office:value="17650">
            <text:p>17,650</text:p>
          </table:table-cell>
          <table:table-cell/>
          <table:table-cell/>
          <table:table-cell/>
          <table:table-cell table:formula="of:=[.I13]-([.K13]+[.M13])" office:value-type="float" office:value="-17650">
            <text:p>-17,65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Apr</text:p>
          </table:table-cell>
          <table:table-cell table:number-columns-repeated="1006"/>
        </table:table-row>
        <table:table-row table:style-name="ro3">
          <table:table-cell table:number-columns-repeated="8"/>
          <table:table-cell/>
          <table:table-cell office:value-type="float" office:value="24">
            <text:p>24</text:p>
          </table:table-cell>
          <table:table-cell office:value-type="float" office:value="17650">
            <text:p>17,650</text:p>
          </table:table-cell>
          <table:table-cell/>
          <table:table-cell/>
          <table:table-cell/>
          <table:table-cell table:formula="of:=[.I14]-([.K14]+[.M14])" office:value-type="float" office:value="-17650">
            <text:p>-17,65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May</text:p>
          </table:table-cell>
          <table:table-cell table:number-columns-repeated="1006"/>
        </table:table-row>
        <table:table-row table:style-name="ro3">
          <table:table-cell table:number-columns-repeated="8"/>
          <table:table-cell/>
          <table:table-cell office:value-type="float" office:value="25">
            <text:p>25</text:p>
          </table:table-cell>
          <table:table-cell office:value-type="float" office:value="17650">
            <text:p>17,650</text:p>
          </table:table-cell>
          <table:table-cell/>
          <table:table-cell/>
          <table:table-cell/>
          <table:table-cell table:formula="of:=[.I15]-([.K15]+[.M15])" office:value-type="float" office:value="-17650">
            <text:p>-17,6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Jun</text:p>
          </table:table-cell>
          <table:table-cell table:number-columns-repeated="1006"/>
        </table:table-row>
        <table:table-row table:style-name="ro3">
          <table:table-cell table:number-columns-repeated="8"/>
          <table:table-cell/>
          <table:table-cell office:value-type="float" office:value="26">
            <text:p>26</text:p>
          </table:table-cell>
          <table:table-cell office:value-type="float" office:value="17650">
            <text:p>17,650</text:p>
          </table:table-cell>
          <table:table-cell/>
          <table:table-cell/>
          <table:table-cell/>
          <table:table-cell table:formula="of:=[.I16]-([.K16]+[.M16])" office:value-type="float" office:value="-17650">
            <text:p>-17,65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Jul</text:p>
          </table:table-cell>
          <table:table-cell table:number-columns-repeated="1006"/>
        </table:table-row>
        <table:table-row table:style-name="ro3">
          <table:table-cell table:number-columns-repeated="8"/>
          <table:table-cell/>
          <table:table-cell office:value-type="float" office:value="27">
            <text:p>27</text:p>
          </table:table-cell>
          <table:table-cell office:value-type="float" office:value="17650">
            <text:p>17,650</text:p>
          </table:table-cell>
          <table:table-cell/>
          <table:table-cell/>
          <table:table-cell/>
          <table:table-cell table:formula="of:=[.I17]-([.K17]+[.M17])" office:value-type="float" office:value="-17650">
            <text:p>-17,65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Aug</text:p>
          </table:table-cell>
          <table:table-cell table:number-columns-repeated="1006"/>
        </table:table-row>
        <table:table-row table:style-name="ro3">
          <table:table-cell table:number-columns-repeated="8"/>
          <table:table-cell/>
          <table:table-cell office:value-type="float" office:value="28">
            <text:p>28</text:p>
          </table:table-cell>
          <table:table-cell office:value-type="float" office:value="12630">
            <text:p>12,630</text:p>
          </table:table-cell>
          <table:table-cell/>
          <table:table-cell/>
          <table:table-cell/>
          <table:table-cell table:formula="of:=[.I18]-([.K18]+[.M18])" office:value-type="float" office:value="-12630">
            <text:p>-12,63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ep</text:p>
          </table:table-cell>
          <table:table-cell table:number-columns-repeated="1006"/>
        </table:table-row>
        <table:table-row table:style-name="ro2">
          <table:table-cell table:number-columns-repeated="8"/>
          <table:table-cell/>
          <table:table-cell table:style-name="ce5" office:value-type="float" office:value="29">
            <text:p>29</text:p>
          </table:table-cell>
          <table:table-cell office:value-type="float" office:value="12630">
            <text:p>12,630</text:p>
          </table:table-cell>
          <table:table-cell table:style-name="ce5"/>
          <table:table-cell table:style-name="ce5"/>
          <table:table-cell table:style-name="ce5"/>
          <table:table-cell table:formula="of:=[.I19]-([.K19]+[.M19])" office:value-type="float" office:value="-12630">
            <text:p>-12,630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string">
            <text:p>Oct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string">
            <text:p>Tot available</text:p>
          </table:table-cell>
          <table:table-cell table:formula="of:=[.H6]+[.O7]+[.O8]+[.O9]+[.O10]+[.O11]" office:value-type="float" office:value="235855">
            <text:p>235,855</text:p>
          </table:table-cell>
          <table:table-cell/>
          <table:table-cell table:style-name="ce5" office:value-type="float" office:value="30">
            <text:p>30</text:p>
          </table:table-cell>
          <table:table-cell office:value-type="float" office:value="12630">
            <text:p>12,630</text:p>
          </table:table-cell>
          <table:table-cell table:style-name="ce5"/>
          <table:table-cell/>
          <table:table-cell/>
          <table:table-cell table:formula="of:=[.I20]-([.K20]+[.M20])" office:value-type="float" office:value="-12630">
            <text:p>-12,630</text:p>
          </table:table-cell>
          <table:table-cell office:value-type="float" office:value="15">
            <text:p>15</text:p>
          </table:table-cell>
          <table:table-cell/>
          <table:table-cell table:style-name="ce6" office:value-type="string">
            <text:p>Nov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string">
            <text:p>minus</text:p>
          </table:table-cell>
          <table:table-cell table:formula="of:=SUM([.O10:.O19])" office:value-type="float" office:value="-96018">
            <text:p>-96,018</text:p>
          </table:table-cell>
          <table:table-cell/>
          <table:table-cell table:style-name="ce5" office:value-type="float" office:value="31">
            <text:p>31</text:p>
          </table:table-cell>
          <table:table-cell office:value-type="float" office:value="12630">
            <text:p>12,630</text:p>
          </table:table-cell>
          <table:table-cell table:style-name="ce5"/>
          <table:table-cell/>
          <table:table-cell/>
          <table:table-cell table:formula="of:=[.I21]-([.K21]+[.M21])" office:value-type="float" office:value="-12630">
            <text:p>-12,630</text:p>
          </table:table-cell>
          <table:table-cell office:value-type="float" office:value="16">
            <text:p>16</text:p>
          </table:table-cell>
          <table:table-cell/>
          <table:table-cell table:style-name="ce6" office:value-type="string">
            <text:p>Dec</text:p>
          </table:table-cell>
          <table:table-cell table:number-columns-repeated="1006"/>
        </table:table-row>
        <table:table-row table:style-name="ro3">
          <table:table-cell table:number-columns-repeated="14"/>
          <table:table-cell table:formula="of:=-12360" office:value-type="float" office:value="-12360">
            <text:p>-12,360</text:p>
          </table:table-cell>
          <table:table-cell office:value-type="float" office:value="17">
            <text:p>17</text:p>
          </table:table-cell>
          <table:table-cell/>
          <table:table-cell table:style-name="ce6" office:value-type="string">
            <text:p>Jan</text:p>
          </table:table-cell>
          <table:table-cell table:number-columns-repeated="1006"/>
        </table:table-row>
        <table:table-row table:style-name="ro3">
          <table:table-cell table:number-columns-repeated="6"/>
          <table:table-cell office:value-type="string">
            <text:p>remaining</text:p>
          </table:table-cell>
          <table:table-cell table:formula="of:= [.H20]+[.H21]" office:value-type="float" office:value="139837">
            <text:p>139,837</text:p>
          </table:table-cell>
          <table:table-cell table:number-columns-repeated="9"/>
          <table:table-cell table:style-name="ce6" office:value-type="string">
            <text:p>Feb</text:p>
          </table:table-cell>
          <table:table-cell table:number-columns-repeated="1006"/>
        </table:table-row>
        <table:table-row table:style-name="ro3">
          <table:table-cell table:number-columns-repeated="6"/>
          <table:table-cell office:value-type="string">
            <text:p>receive</text:p>
          </table:table-cell>
          <table:table-cell office:value-type="float" office:value="310000">
            <text:p>310,000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>
            <text:p>sum</text:p>
          </table:table-cell>
          <table:table-cell table:formula="of:=[.H23]+[.H24]" office:value-type="float" office:value="449837">
            <text:p>449,837</text:p>
          </table:table-cell>
          <table:table-cell table:number-columns-repeated="1016"/>
        </table:table-row>
        <table:table-row table:style-name="ro1" table:number-rows-repeated="21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style-name="ce3" office:value-type="string">
            <text:p>B</text:p>
          </table:table-cell>
          <table:table-cell table:number-columns-repeated="3"/>
          <table:table-cell office:value-type="string">
            <text:p>aditional</text:p>
          </table:table-cell>
          <table:table-cell/>
          <table:table-cell office:value-type="string">
            <text:p>resultant</text:p>
          </table:table-cell>
          <table:table-cell table:number-columns-repeated="1011"/>
        </table:table-row>
        <table:table-row table:style-name="ro3">
          <table:table-cell table:number-columns-repeated="6"/>
          <table:table-cell office:value-type="float" office:value="150000">
            <text:p>150,000</text:p>
          </table:table-cell>
          <table:table-cell office:value-type="float" office:value="36721">
            <text:p>36,721</text:p>
          </table:table-cell>
          <table:table-cell office:value-type="float" office:value="16">
            <text:p>16</text:p>
          </table:table-cell>
          <table:table-cell office:value-type="float" office:value="17650">
            <text:p>17,650</text:p>
          </table:table-cell>
          <table:table-cell office:value-type="float" office:value="10500">
            <text:p>10,500</text:p>
          </table:table-cell>
          <table:table-cell office:value-type="float" office:value="46000">
            <text:p>46,000</text:p>
          </table:table-cell>
          <table:table-cell table:formula="of:=[.H48]-([.J48]+[.K48]+[.L48])" office:value-type="float" office:value="-37429">
            <text:p>-37,429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p</text:p>
          </table:table-cell>
          <table:table-cell table:number-columns-repeated="1007"/>
        </table:table-row>
        <table:table-row table:style-name="ro2">
          <table:table-cell table:number-columns-repeated="6"/>
          <table:table-cell office:value-type="float" office:value="100000">
            <text:p>100,000</text:p>
          </table:table-cell>
          <table:table-cell office:value-type="float" office:value="36721">
            <text:p>36,721</text:p>
          </table:table-cell>
          <table:table-cell office:value-type="float" office:value="17">
            <text:p>17</text:p>
          </table:table-cell>
          <table:table-cell office:value-type="float" office:value="12630">
            <text:p>12,630</text:p>
          </table:table-cell>
          <table:table-cell office:value-type="float" office:value="3000">
            <text:p>3,000</text:p>
          </table:table-cell>
          <table:table-cell/>
          <table:table-cell table:formula="of:=[.H49]-([.J49]+[.K49])" office:value-type="float" office:value="21091">
            <text:p>21,09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Oct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 office:value-type="float" office:value="36721">
            <text:p>36,721</text:p>
          </table:table-cell>
          <table:table-cell office:value-type="float" office:value="18">
            <text:p>18</text:p>
          </table:table-cell>
          <table:table-cell office:value-type="float" office:value="12630">
            <text:p>12,630</text:p>
          </table:table-cell>
          <table:table-cell office:value-type="float" office:value="3000">
            <text:p>3,000</text:p>
          </table:table-cell>
          <table:table-cell/>
          <table:table-cell table:formula="of:=[.H50]-([.J50]+[.K50])" office:value-type="float" office:value="21091">
            <text:p>21,09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 office:value-type="float" office:value="36721">
            <text:p>36,721</text:p>
          </table:table-cell>
          <table:table-cell office:value-type="float" office:value="19">
            <text:p>19</text:p>
          </table:table-cell>
          <table:table-cell office:value-type="float" office:value="12630">
            <text:p>12,630</text:p>
          </table:table-cell>
          <table:table-cell office:value-type="float" office:value="5000">
            <text:p>5,000</text:p>
          </table:table-cell>
          <table:table-cell/>
          <table:table-cell table:formula="of:=[.H51]-([.J51]+[.K51])" office:value-type="float" office:value="19091">
            <text:p>19,09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Dec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 office:value-type="float" office:value="36721">
            <text:p>36,721</text:p>
          </table:table-cell>
          <table:table-cell office:value-type="float" office:value="20">
            <text:p>20</text:p>
          </table:table-cell>
          <table:table-cell office:value-type="float" office:value="12630">
            <text:p>12,630</text:p>
          </table:table-cell>
          <table:table-cell office:value-type="float" office:value="5000">
            <text:p>5,000</text:p>
          </table:table-cell>
          <table:table-cell/>
          <table:table-cell table:formula="of:=[.H52]-([.J52]+[.K52])" office:value-type="float" office:value="19091">
            <text:p>19,091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Jan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" table:number-columns-repeated="3"/>
          <table:table-cell table:style-name="ce2" office:value-type="float" office:value="36721">
            <text:p>36,72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630">
            <text:p>12,630</text:p>
          </table:table-cell>
          <table:table-cell table:style-name="ce2" office:value-type="float" office:value="3000">
            <text:p>3,000</text:p>
          </table:table-cell>
          <table:table-cell table:style-name="ce2"/>
          <table:table-cell table:style-name="ce2" table:formula="of:=[.H53]-([.J53]+[.K53])" office:value-type="float" office:value="21091">
            <text:p>21,091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Feb</text:p>
          </table:table-cell>
          <table:table-cell table:style-name="ce2" office:value-type="string">
            <text:p>remained </text:p>
          </table:table-cell>
          <table:table-cell table:formula="of:=[.G49]+[.M49]+[.M50]+[.M51]+[.M52]+[.M53]" office:value-type="float" office:value="201455">
            <text:p>201,455</text:p>
          </table:table-cell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/>
          <table:table-cell office:value-type="float" office:value="22">
            <text:p>22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54]-([.J54]+[.K54])" office:value-type="float" office:value="-12630">
            <text:p>-12,6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Mar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/>
          <table:table-cell office:value-type="float" office:value="23">
            <text:p>23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55]-([.J55]+[.K55])" office:value-type="float" office:value="-12630">
            <text:p>-12,6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Apr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/>
          <table:table-cell office:value-type="float" office:value="24">
            <text:p>24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56]-([.J56]+[.K56])" office:value-type="float" office:value="-12630">
            <text:p>-12,63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May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/>
          <table:table-cell office:value-type="float" office:value="25">
            <text:p>25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57]-([.J57]+[.K57])" office:value-type="float" office:value="-12630">
            <text:p>-12,6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Jun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/>
          <table:table-cell office:value-type="float" office:value="26">
            <text:p>26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58]-([.J58]+[.K58])" office:value-type="float" office:value="-12630">
            <text:p>-12,6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Jul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/>
          <table:table-cell office:value-type="float" office:value="27">
            <text:p>27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59]-([.J59]+[.K59])" office:value-type="float" office:value="-12630">
            <text:p>-12,63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Aug</text:p>
          </table:table-cell>
          <table:table-cell table:number-columns-repeated="2"/>
          <table:table-cell office:value-type="float" office:value="5020">
            <text:p>5,020</text:p>
          </table:table-cell>
          <table:table-cell table:number-columns-repeated="1004"/>
        </table:table-row>
        <table:table-row table:style-name="ro2">
          <table:table-cell table:number-columns-repeated="7"/>
          <table:table-cell/>
          <table:table-cell office:value-type="float" office:value="28">
            <text:p>28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60]-([.J60]+[.K60])" office:value-type="float" office:value="-12630">
            <text:p>-12,63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ep</text:p>
          </table:table-cell>
          <table:table-cell table:number-columns-repeated="2"/>
          <table:table-cell table:formula="of:=SUM([.T49:.T59])" office:value-type="float" office:value="55220">
            <text:p>55,220</text:p>
          </table:table-cell>
          <table:table-cell table:number-columns-repeated="1004"/>
        </table:table-row>
        <table:table-row table:style-name="ro3">
          <table:table-cell table:number-columns-repeated="7"/>
          <table:table-cell/>
          <table:table-cell table:style-name="ce5" office:value-type="float" office:value="29">
            <text:p>29</text:p>
          </table:table-cell>
          <table:table-cell office:value-type="float" office:value="12630">
            <text:p>12,630</text:p>
          </table:table-cell>
          <table:table-cell table:style-name="ce5"/>
          <table:table-cell table:style-name="ce5"/>
          <table:table-cell table:formula="of:=[.H61]-([.J61]+[.K61])" office:value-type="float" office:value="-12630">
            <text:p>-12,630</text:p>
          </table:table-cell>
          <table:table-cell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string">
            <text:p>Oct</text:p>
          </table:table-cell>
          <table:table-cell table:number-columns-repeated="1007"/>
        </table:table-row>
        <table:table-row table:style-name="ro3">
          <table:table-cell table:number-columns-repeated="5"/>
          <table:table-cell office:value-type="string">
            <text:p>Tot available</text:p>
          </table:table-cell>
          <table:table-cell table:formula="of:=[.G49]+[.M49]+[.M50]+[.M51]+[.M52]+[.M53]" office:value-type="float" office:value="201455">
            <text:p>201,455</text:p>
          </table:table-cell>
          <table:table-cell/>
          <table:table-cell table:style-name="ce5" office:value-type="float" office:value="30">
            <text:p>30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62]-([.J62]+[.K62])" office:value-type="float" office:value="-12630">
            <text:p>-12,63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table:style-name="ce6" office:value-type="string">
            <text:p>Nov</text:p>
          </table:table-cell>
          <table:table-cell table:number-columns-repeated="1007"/>
        </table:table-row>
        <table:table-row table:style-name="ro3">
          <table:table-cell table:number-columns-repeated="5"/>
          <table:table-cell office:value-type="string">
            <text:p>minus</text:p>
          </table:table-cell>
          <table:table-cell table:formula="of:=SUM([.M52:.M63])" office:value-type="float" office:value="-86118">
            <text:p>-86,118</text:p>
          </table:table-cell>
          <table:table-cell/>
          <table:table-cell table:style-name="ce5" office:value-type="float" office:value="31">
            <text:p>31</text:p>
          </table:table-cell>
          <table:table-cell office:value-type="float" office:value="12630">
            <text:p>12,630</text:p>
          </table:table-cell>
          <table:table-cell/>
          <table:table-cell/>
          <table:table-cell table:formula="of:=[.H63]-([.J63]+[.K63])" office:value-type="float" office:value="-12630">
            <text:p>-12,6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style-name="ce6" office:value-type="string">
            <text:p>Dec</text:p>
          </table:table-cell>
          <table:table-cell table:number-columns-repeated="1007"/>
        </table:table-row>
        <table:table-row table:style-name="ro3">
          <table:table-cell table:number-columns-repeated="14"/>
          <table:table-cell office:value-type="float" office:value="17">
            <text:p>17</text:p>
          </table:table-cell>
          <table:table-cell/>
          <table:table-cell table:style-name="ce6" office:value-type="string">
            <text:p>Jan</text:p>
          </table:table-cell>
          <table:table-cell table:number-columns-repeated="1007"/>
        </table:table-row>
        <table:table-row table:style-name="ro3">
          <table:table-cell table:number-columns-repeated="5"/>
          <table:table-cell office:value-type="string">
            <text:p>remaining</text:p>
          </table:table-cell>
          <table:table-cell table:formula="of:= [.G62]+[.G63]" office:value-type="float" office:value="115337">
            <text:p>115,337</text:p>
          </table:table-cell>
          <table:table-cell table:number-columns-repeated="9"/>
          <table:table-cell table:style-name="ce6" office:value-type="string">
            <text:p>Feb</text:p>
          </table:table-cell>
          <table:table-cell table:number-columns-repeated="1007"/>
        </table:table-row>
        <table:table-row table:style-name="ro3">
          <table:table-cell table:number-columns-repeated="5"/>
          <table:table-cell office:value-type="string">
            <text:p>receive</text:p>
          </table:table-cell>
          <table:table-cell office:value-type="float" office:value="310000">
            <text:p>310,000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>
            <text:p>sum</text:p>
          </table:table-cell>
          <table:table-cell table:formula="of:=[.G65]+[.G66]" office:value-type="float" office:value="425337">
            <text:p>425,33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table:number-columns-spanned="5" table:number-rows-spanned="1">
            <text:p>FD</text:p>
          </table:table-cell>
          <table:covered-table-cell table:number-columns-repeated="4"/>
          <table:table-cell table:number-columns-repeated="1010"/>
        </table:table-row>
        <table:table-row table:style-name="ro2">
          <table:table-cell table:number-columns-repeated="10"/>
          <table:table-cell office:value-type="string">
            <text:p>P</text:p>
          </table:table-cell>
          <table:table-cell office:value-type="string">
            <text:p>Int</text:p>
          </table:table-cell>
          <table:table-cell office:value-type="string">
            <text:p>Amt</text:p>
          </table:table-cell>
          <table:table-cell office:value-type="string">
            <text:p>Yr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M</text:p>
          </table:table-cell>
          <table:table-cell office:value-type="float" office:value="109000">
            <text:p>109,000</text:p>
          </table:table-cell>
          <table:table-cell table:formula="of:=0.072*[.K71]" office:value-type="float" office:value="7848">
            <text:p>7,848</text:p>
          </table:table-cell>
          <table:table-cell table:formula="of:=[.K71]+[.L71]" office:value-type="float" office:value="116848">
            <text:p>116,848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[.M71]" office:value-type="float" office:value="116848">
            <text:p>116,848</text:p>
          </table:table-cell>
          <table:table-cell table:formula="of:=0.072*[.K72]" office:value-type="float" office:value="8413.056">
            <text:p>8,413</text:p>
          </table:table-cell>
          <table:table-cell table:formula="of:=[.K72]+[.L72]" office:value-type="float" office:value="125261.056">
            <text:p>125,26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[.M72]" office:value-type="float" office:value="125261.056">
            <text:p>125,261</text:p>
          </table:table-cell>
          <table:table-cell table:formula="of:=0.072*[.K73]" office:value-type="float" office:value="9018.796032">
            <text:p>9,019</text:p>
          </table:table-cell>
          <table:table-cell table:formula="of:=[.K73]+[.L73]" office:value-type="float" office:value="134279.852032">
            <text:p>134,280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[.M73]" office:value-type="float" office:value="134279.852032">
            <text:p>134,280</text:p>
          </table:table-cell>
          <table:table-cell table:formula="of:=0.072*[.K74]" office:value-type="float" office:value="9668.149346304">
            <text:p>9,668</text:p>
          </table:table-cell>
          <table:table-cell table:formula="of:=[.K74]+[.L74]" office:value-type="float" office:value="143948.001378304">
            <text:p>143,948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[.M74]" office:value-type="float" office:value="143948.001378304">
            <text:p>143,948</text:p>
          </table:table-cell>
          <table:table-cell table:formula="of:=0.072*[.K75]" office:value-type="float" office:value="10364.2560992379">
            <text:p>10,364</text:p>
          </table:table-cell>
          <table:table-cell table:formula="of:=[.K75]+[.L75]" office:value-type="float" office:value="154312.257477542">
            <text:p>154,312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table:style-name="Default" office:value-type="string">
            <text:p>Time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8" office:value-type="string" table:number-columns-spanned="4" table:number-rows-spanned="1">
            <text:p>Mon to Sat</text:p>
          </table:table-cell>
          <table:covered-table-cell table:number-columns-repeated="3"/>
          <table:table-cell/>
          <table:table-cell office:value-type="string">
            <text:p>Sun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time" office:time-value="PT06H30M00S">
            <text:p>06:30 AM</text:p>
          </table:table-cell>
          <table:table-cell table:number-columns-repeated="4"/>
          <table:table-cell office:value-type="string">
            <text:p>Holi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time" office:time-value="PT07H30M00S">
            <text:p>07:30 A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wat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time" office:time-value="PT08H30M00S">
            <text:p>08:30 AM</text:p>
          </table:table-cell>
          <table:table-cell office:value-type="float" office:value="2">
            <text:p>2</text:p>
          </table:table-cell>
          <table:table-cell/>
          <table:table-cell table:style-name="ce12" office:value-type="float" office:value="2">
            <text:p>2</text:p>
          </table:table-cell>
          <table:table-cell/>
          <table:table-cell table:style-name="ce12"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mor</text:p>
          </table:table-cell>
          <table:table-cell office:value-type="float" office:value="1">
            <text:p>1</text:p>
          </table:table-cell>
          <table:table-cell office:value-type="string">
            <text:p>mor</text:p>
          </table:table-cell>
        </table:table-row>
        <table:table-row table:style-name="ro2">
          <table:table-cell table:number-columns-repeated="3"/>
          <table:table-cell office:value-type="time" office:time-value="PT09H30M00S">
            <text:p>09:30 AM</text:p>
          </table:table-cell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string">
            <text:p>lun</text:p>
          </table:table-cell>
          <table:table-cell office:value-type="float" office:value="0.5">
            <text:p>0.5</text:p>
          </table:table-cell>
          <table:table-cell office:value-type="string">
            <text:p>Around 9.30</text:p>
          </table:table-cell>
        </table:table-row>
        <table:table-row table:style-name="ro2">
          <table:table-cell table:number-columns-repeated="3"/>
          <table:table-cell office:value-type="time" office:time-value="PT10H30M00S">
            <text:p>10:30 AM</text:p>
          </table:table-cell>
          <table:table-cell office:value-type="float" office:value="4">
            <text:p>4</text:p>
          </table:table-cell>
          <table:table-cell/>
          <table:table-cell table:style-name="ce12" office:value-type="float" office:value="4">
            <text:p>4</text:p>
          </table:table-cell>
          <table:table-cell/>
          <table:table-cell table:style-name="ce12"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after</text:p>
          </table:table-cell>
          <table:table-cell office:value-type="float" office:value="0.5">
            <text:p>0.5</text:p>
          </table:table-cell>
          <table:table-cell office:value-type="string">
            <text:p>lu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7"/>
          <table:table-cell table:style-name="ce10" office:value-type="time" office:time-value="PT11H30M00S">
            <text:p>11:30 AM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style-name="ce12"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eve</text:p>
          </table:table-cell>
          <table:table-cell office:value-type="float" office:value="0.5">
            <text:p>0.5</text:p>
          </table:table-cell>
          <table:table-cell office:value-type="string">
            <text:p>Around12.3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7"/>
          <table:table-cell table:style-name="ce10" office:value-type="time" office:time-value="PT12H30M00S">
            <text:p>12:30 PM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string">
            <text:p>dinn</text:p>
          </table:table-cell>
          <table:table-cell office:value-type="float" office:value="1">
            <text:p>1</text:p>
          </table:table-cell>
          <table:table-cell office:value-type="string">
            <text:p>Around 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/>
          <table:table-cell table:style-name="ce10" office:value-type="time" office:time-value="PT13H30M00S">
            <text:p>01:30 PM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12" office:value-type="float" office:value="7">
            <text:p>7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string">
            <text:p>nigh</text:p>
          </table:table-cell>
          <table:table-cell office:value-type="float" office:value="0.5">
            <text:p>0.5</text:p>
          </table:table-cell>
          <table:table-cell office:value-type="string">
            <text:p>Around 4.3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/>
          <table:table-cell table:style-name="ce10" office:value-type="time" office:time-value="PT14H30M00S">
            <text:p>02:30 PM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2" office:value-type="float" office:value="8">
            <text:p>8</text:p>
          </table:table-cell>
          <table:table-cell table:number-columns-repeated="3"/>
          <table:table-cell table:formula="of:=SUM([.M6:.M11])" office:value-type="float" office:value="4.5">
            <text:p>4.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Around 6.3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/>
          <table:table-cell table:style-name="ce10" office:value-type="time" office:time-value="PT15H30M00S">
            <text:p>03:30 PM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2" office:value-type="float" office:value="9">
            <text:p>9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string">
            <text:p>din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7"/>
          <table:table-cell table:style-name="ce10" office:value-type="time" office:time-value="PT16H30M00S">
            <text:p>04:30 PM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number-columns-repeated="2"/>
          <table:table-cell table:style-name="ce12" office:value-type="float" office:value="10">
            <text:p>10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string">
            <text:p>Around 9.3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/>
          <table:table-cell table:style-name="ce10" office:value-type="time" office:time-value="PT17H30M00S">
            <text:p>05:30 PM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2" office:value-type="float" office:value="11">
            <text:p>11</text:p>
          </table:table-cell>
          <table:table-cell table:number-columns-repeated="5"/>
          <table:table-cell table:formula="of:=SUM([.O6:.O14])" office:value-type="float" office:value="5.25">
            <text:p>5.2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/>
          <table:table-cell table:style-name="ce10" office:value-type="time" office:time-value="PT18H30M00S">
            <text:p>06:30 PM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2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time" office:time-value="PT19H30M00S">
            <text:p>07:30 PM</text:p>
          </table:table-cell>
          <table:table-cell office:value-type="float" office:value="13">
            <text:p>13</text:p>
          </table:table-cell>
          <table:table-cell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time" office:time-value="PT20H30M00S">
            <text:p>08:30 PM</text:p>
          </table:table-cell>
          <table:table-cell office:value-type="float" office:value="14">
            <text:p>14</text:p>
          </table:table-cell>
          <table:table-cell/>
          <table:table-cell table:style-name="ce12" office:value-type="float" office:value="2">
            <text:p>2</text:p>
          </table:table-cell>
          <table:table-cell/>
          <table:table-cell table:style-name="ce12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time" office:time-value="PT21H30M00S">
            <text:p>09:30 PM</text:p>
          </table:table-cell>
          <table:table-cell office:value-type="float" office:value="15">
            <text:p>15</text:p>
          </table:table-cell>
          <table:table-cell/>
          <table:table-cell table:style-name="ce12" office:value-type="float" office:value="3">
            <text:p>3</text:p>
          </table:table-cell>
          <table:table-cell/>
          <table:table-cell table:style-name="ce12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time" office:time-value="PT22H30M00S">
            <text:p>10:30 PM</text:p>
          </table:table-cell>
          <table:table-cell office:value-type="float" office:value="16">
            <text:p>16</text:p>
          </table:table-cell>
          <table:table-cell/>
          <table:table-cell table:style-name="ce12" office:value-type="float" office:value="4">
            <text:p>4</text:p>
          </table:table-cell>
          <table:table-cell/>
          <table:table-cell table:style-name="ce12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time" office:time-value="PT23H30M00S">
            <text:p>11:30 PM</text:p>
          </table:table-cell>
          <table:table-cell table:number-columns-repeated="12"/>
        </table:table-row>
        <table:table-row table:style-name="ro1" table:number-rows-repeated="2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08/28/2023</text:date>, <text:time>13:3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1:42:40.21</meta:creation-date>
    <dc:date>2023-08-28T13:30:48.17</dc:date>
    <meta:editing-duration>PT1H16M44S</meta:editing-duration>
    <meta:editing-cycles>9</meta:editing-cycles>
    <meta:generator>OpenOffice/4.1.2$Win32 OpenOffice.org_project/412m3$Build-9782</meta:generator>
    <meta:document-statistic meta:table-count="3" meta:cell-count="458" meta:object-count="0"/>
  </office:meta>
</office:document-meta>
</file>